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reMarshaler.marschal( MessageExchange exchange ,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reMarshaler.unmarshal( Object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